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ngle, R. (Richard)</meta:initial-creator>
    <dc:creator>Pringle, R. (Richard)</dc:creator>
    <meta:creation-date>2017-05-22T13:21:00Z</meta:creation-date>
    <dc:date>2017-05-22T13:21:00Z</dc:date>
    <meta:template xlink:href="Normal.dotm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